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lázat1" style:family="table">
      <style:table-properties style:width="17.013cm" fo:margin-left="0cm" table:align="left"/>
    </style:style>
    <style:style style:name="Táblázat1.A" style:family="table-column">
      <style:table-column-properties style:column-width="3.399cm"/>
    </style:style>
    <style:style style:name="Táblázat1.B" style:family="table-column">
      <style:table-column-properties style:column-width="3.401cm"/>
    </style:style>
    <style:style style:name="Táblázat1.C" style:family="table-column">
      <style:table-column-properties style:column-width="3.889cm"/>
    </style:style>
    <style:style style:name="Táblázat1.D" style:family="table-column">
      <style:table-column-properties style:column-width="2.91cm"/>
    </style:style>
    <style:style style:name="Táblázat1.E" style:family="table-column">
      <style:table-column-properties style:column-width="3.413cm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E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820" officeooo:paragraph-rsid="001e3820"/>
    </style:style>
    <style:style style:name="P2" style:family="paragraph" style:parent-style-name="Standard">
      <style:text-properties officeooo:rsid="001e3820" officeooo:paragraph-rsid="001f9b2e"/>
    </style:style>
    <style:style style:name="P3" style:family="paragraph" style:parent-style-name="Standard">
      <style:text-properties officeooo:rsid="001e3820" officeooo:paragraph-rsid="00201c85"/>
    </style:style>
    <style:style style:name="P4" style:family="paragraph" style:parent-style-name="Standard">
      <style:text-properties officeooo:rsid="00201c85" officeooo:paragraph-rsid="00201c85"/>
    </style:style>
    <style:style style:name="P5" style:family="paragraph" style:parent-style-name="Table_20_Contents">
      <style:text-properties officeooo:rsid="0020f606" officeooo:paragraph-rsid="0020f606"/>
    </style:style>
    <style:style style:name="T1" style:family="text">
      <style:text-properties officeooo:rsid="001f9b2e"/>
    </style:style>
    <style:style style:name="T2" style:family="text">
      <style:text-properties officeooo:rsid="00201c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,</text:p>
      <text:p text:style-name="P1"><text:tab/>1: 192.168.0.0 /22 <text:tab/>-<text:span text:style-name="T1">hálózat ip címe /maszk</text:span></text:p>
      <text:p text:style-name="P1"><text:tab/>2: 192.168.0.113 255.255.252.0<text:tab/>-<text:span text:style-name="T1">saját ip cím maszk</text:span> </text:p>
      <text:p text:style-name="P1"><text:tab/>3: <text:span text:style-name="T1">192.168.0.254<text:tab/>-átjáró</text:span></text:p>
      <text:p text:style-name="P1"><text:tab/>4: 192.168.1.100<text:tab/>-<text:span text:style-name="T1">win szerver</text:span></text:p>
      <text:p text:style-name="P1"><text:tab/>5: 192.168.2.143<text:tab/>-<text:span text:style-name="T1">linux szerver</text:span></text:p>
      <text:p text:style-name="P1"/>
      <text:p text:style-name="P1">2.,</text:p>
      <text:p text:style-name="P2"><text:tab/>1: 0.013 ms<text:tab/>- <text:span text:style-name="T1">saját 6 csomagnál a ping átlagos válaszideje</text:span></text:p>
      <text:p text:style-name="P2"/>
      <text:p text:style-name="P1"><text:tab/>2: <text:span text:style-name="T1">0.060 ms<text:tab/>- átjáraó 5 csomagnál a ping átlagos válaszideje</text:span></text:p>
      <text:p text:style-name="P1"/>
      <text:p text:style-name="P2"><text:tab/>3: <text:span text:style-name="T1">1.832 ms<text:tab/>- 8.8.8.8 5 csomagnál a ping átlagos válaszideje</text:span></text:p>
      <text:p text:style-name="P2"/>
      <text:p text:style-name="P2"><text:tab/>4: <text:span text:style-name="T1">0.184 ms<text:tab/>- <text:s/>winszerver 4 csomagnál a ping átlagos válaszideje</text:span></text:p>
      <text:p text:style-name="P2"/>
      <text:p text:style-name="P2"><text:tab/>5: <text:span text:style-name="T1">0.034 ms<text:tab/>- linuxszerver 4 csomagnál a ping átlagos válaszideje</text:span></text:p>
      <text:p text:style-name="P1"/>
      <text:p text:style-name="P1">3.,</text:p>
      <text:p text:style-name="P2"><text:tab/>1: <text:span text:style-name="T1">22/tcp open <text:s/>ssh <text:tab/>-saját nyitott portok</text:span></text:p>
      <text:p text:style-name="P2"/>
      <text:p text:style-name="P3"><text:tab/>2: <text:span text:style-name="T2">53/tcp <text:s text:c="3"/>open <text:s/>domain <text:tab/>-winszerveren</text:span></text:p>
      <text:p text:style-name="P4"><text:tab/> <text:s text:c="3"/>88/tcp <text:s text:c="3"/>open <text:s/>kerberos-sec</text:p>
      <text:p text:style-name="P4"><text:tab/> <text:s text:c="3"/>135/tcp <text:s text:c="2"/>open <text:s/>msrpc</text:p>
      <text:p text:style-name="P4"><text:tab/> <text:s text:c="3"/>139/tcp <text:s text:c="2"/>open <text:s/>netbios-ssn</text:p>
      <text:p text:style-name="P4"><text:tab/> <text:s text:c="3"/>389/tcp <text:s text:c="2"/>open <text:s/>ldap</text:p>
      <text:p text:style-name="P4"><text:tab/> <text:s text:c="3"/>445/tcp <text:s text:c="2"/>open <text:s/>microsoft-ds</text:p>
      <text:p text:style-name="P4"><text:tab/> <text:s text:c="3"/>464/tcp <text:s text:c="2"/>open <text:s/>kpasswd5</text:p>
      <text:p text:style-name="P4"><text:tab/> <text:s text:c="3"/>593/tcp <text:s text:c="2"/>open <text:s/>http-rpc-epmap</text:p>
      <text:p text:style-name="P4"><text:tab/> <text:s text:c="3"/>636/tcp <text:s text:c="2"/>open <text:s/>ldapssl</text:p>
      <text:p text:style-name="P4"><text:tab/> <text:s text:c="3"/>3268/tcp <text:s/>open <text:s/>globalcatLDAP</text:p>
      <text:p text:style-name="P4"><text:tab/> <text:s text:c="3"/>3269/tcp <text:s/>open <text:s/>globalcatLDAPssl</text:p>
      <text:p text:style-name="P4"><text:tab/> <text:s text:c="3"/>49152/tcp open <text:s/>unknown</text:p>
      <text:p text:style-name="P4"><text:tab/> <text:s text:c="3"/>49153/tcp open <text:s/>unknown</text:p>
      <text:p text:style-name="P4"><text:tab/> <text:s text:c="3"/>49154/tcp open <text:s/>unknown</text:p>
      <text:p text:style-name="P4"><text:tab/> <text:s text:c="3"/>49155/tcp open <text:s/>unknown</text:p>
      <text:p text:style-name="P4"><text:tab/> <text:s text:c="3"/>49157/tcp open <text:s/>unknown</text:p>
      <text:p text:style-name="P4"><text:s/><text:tab/> <text:s text:c="3"/>49158/tcp open <text:s/>unknown</text:p>
      <text:p text:style-name="P4"><text:tab/> <text:s text:c="3"/>49176/tcp open <text:s/>unknown</text:p>
      <text:p text:style-name="P4"/>
      <text:p text:style-name="P3"><text:tab/>3: <text:span text:style-name="T2">22/tcp open <text:s/>ssh<text:tab/>-linux szerveren portok</text:span></text:p>
      <text:p text:style-name="P4"><text:tab/> <text:s text:c="3"/>80/tcp open <text:s/>http</text:p>
      <text:p text:style-name="P4"/>
      <text:p text:style-name="P3"><text:tab/>4: <text:span text:style-name="T2">22/tcp <text:s/>open <text:s/>ssh</text:span></text:p>
      <text:p text:style-name="P4"><text:tab/> <text:s text:c="3"/>53/tcp <text:s/>open <text:s/>domain</text:p>
      <text:p text:style-name="P4"><text:tab/> <text:s text:c="3"/>80/tcp <text:s/>open <text:s/>http</text:p>
      <text:p text:style-name="P4"><text:tab/> <text:s text:c="3"/>666/tcp open <text:s/>doom</text:p>
      <text:p text:style-name="P4"/>
      <text:p text:style-name="P3"><text:tab/>5: <text:span text:style-name="T2">53/tcp <text:s/>open <text:s/>domain</text:span></text:p>
      <text:p text:style-name="P4"><text:tab/> <text:s text:c="3"/>443/tcp open <text:s/>https</text:p>
      <text:p text:style-name="P4"/>
      <text:p text:style-name="P1"><text:s/></text:p>
      <text:p text:style-name="P1"><text:soft-page-break/>4.,</text:p>
      <text:p text:style-name="P3"><text:tab/>1: <text:s/><text:span text:style-name="T1">ssh</text:span></text:p>
      <text:p text:style-name="P3"/>
      <text:p text:style-name="P3"><text:tab/>2: <text:span text:style-name="T2">domain</text:span></text:p>
      <text:p text:style-name="P3"><text:span text:style-name="T2"><text:tab/> <text:s text:c="3"/>kerberos-sec</text:span></text:p>
      <text:p text:style-name="P4"><text:s text:c="2"/><text:tab/> <text:s text:c="3"/>msrpc</text:p>
      <text:p text:style-name="P4"><text:tab/> <text:s text:c="3"/>netbios-ssn</text:p>
      <text:p text:style-name="P4"><text:tab/> <text:s text:c="3"/>ldap</text:p>
      <text:p text:style-name="P4"><text:tab/> <text:s text:c="3"/>microsoft-ds</text:p>
      <text:p text:style-name="P4"><text:tab/> <text:s text:c="3"/>kpasswd5</text:p>
      <text:p text:style-name="P4"><text:tab/> <text:s text:c="3"/>http-rpc-epmap</text:p>
      <text:p text:style-name="P4"><text:tab/> <text:s text:c="3"/>ldapssl</text:p>
      <text:p text:style-name="P4"><text:tab/> <text:s text:c="3"/>globalcatLDAP</text:p>
      <text:p text:style-name="P4"><text:tab/> <text:s text:c="3"/>globalcatLDAPssl</text:p>
      <text:p text:style-name="P3"><text:tab/></text:p>
      <text:p text:style-name="P1"><text:tab/>3: <text:span text:style-name="T2">ssh</text:span></text:p>
      <text:p text:style-name="P1"><text:tab/> <text:s text:c="3"/><text:span text:style-name="T2">http</text:span></text:p>
      <text:p text:style-name="P1"/>
      <text:p text:style-name="P1"><text:tab/>4: <text:span text:style-name="T2">ssh</text:span></text:p>
      <text:p text:style-name="P1"><text:tab/> <text:s text:c="3"/><text:span text:style-name="T2">domain</text:span></text:p>
      <text:p text:style-name="P1"><text:tab/> <text:s text:c="3"/><text:span text:style-name="T2">http</text:span></text:p>
      <text:p text:style-name="P1"><text:tab/> <text:s text:c="3"/><text:span text:style-name="T2">doom</text:span></text:p>
      <text:p text:style-name="P1"/>
      <text:p text:style-name="P1"><text:tab/>5: <text:span text:style-name="T2">domain</text:span></text:p>
      <text:p text:style-name="P1"><text:tab/> <text:s text:c="3"/><text:span text:style-name="T2">https</text:span></text:p>
      <text:p text:style-name="P1"/>
      <text:p text:style-name="P1">5., <text:tab/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>
          <table:table-cell table:style-name="Táblázat1.A1" office:value-type="string">
            <text:p text:style-name="P5">Address</text:p>
          </table:table-cell>
          <table:table-cell table:style-name="Táblázat1.A1" office:value-type="string">
            <text:p text:style-name="P5">HWtype</text:p>
          </table:table-cell>
          <table:table-cell table:style-name="Táblázat1.A1" office:value-type="string">
            <text:p text:style-name="P5">HWaddress</text:p>
          </table:table-cell>
          <table:table-cell table:style-name="Táblázat1.A1" office:value-type="string">
            <text:p text:style-name="P5">Flags Mask</text:p>
          </table:table-cell>
          <table:table-cell table:style-name="Táblázat1.E1" office:value-type="string">
            <text:p text:style-name="P5">Iface</text:p>
          </table:table-cell>
        </table:table-row>
        <table:table-row>
          <table:table-cell table:style-name="Táblázat1.A2" office:value-type="string">
            <text:p text:style-name="P5">192.168.0.100</text:p>
          </table:table-cell>
          <table:table-cell table:style-name="Táblázat1.A2" office:value-type="string">
            <text:p text:style-name="P5">ether</text:p>
          </table:table-cell>
          <table:table-cell table:style-name="Táblázat1.A2" office:value-type="string">
            <text:p text:style-name="P5">d8:cb:8a:38:5d:24</text:p>
          </table:table-cell>
          <table:table-cell table:style-name="Táblázat1.A2" office:value-type="string">
            <text:p text:style-name="P5">C</text:p>
          </table:table-cell>
          <table:table-cell table:style-name="Táblázat1.E2" office:value-type="string">
            <text:p text:style-name="P5">enp2s0</text:p>
          </table:table-cell>
        </table:table-row>
        <table:table-row>
          <table:table-cell table:style-name="Táblázat1.A2" office:value-type="string">
            <text:p text:style-name="P5">192.168.0.254</text:p>
          </table:table-cell>
          <table:table-cell table:style-name="Táblázat1.A2" office:value-type="string">
            <text:p text:style-name="P5">ether</text:p>
          </table:table-cell>
          <table:table-cell table:style-name="Táblázat1.A2" office:value-type="string">
            <text:p text:style-name="P5">c8:3a:35:d4:43:da</text:p>
          </table:table-cell>
          <table:table-cell table:style-name="Táblázat1.A2" office:value-type="string">
            <text:p text:style-name="P5">C</text:p>
          </table:table-cell>
          <table:table-cell table:style-name="Táblázat1.E2" office:value-type="string">
            <text:p text:style-name="P5">enp2s0</text:p>
          </table:table-cell>
        </table:table-row>
        <table:table-row>
          <table:table-cell table:style-name="Táblázat1.A2" office:value-type="string">
            <text:p text:style-name="P5">192.168.2.143</text:p>
          </table:table-cell>
          <table:table-cell table:style-name="Táblázat1.A2" office:value-type="string">
            <text:p text:style-name="P5">ether</text:p>
          </table:table-cell>
          <table:table-cell table:style-name="Táblázat1.A2" office:value-type="string">
            <text:p text:style-name="P5">08:00:27:a6:ee:c3</text:p>
          </table:table-cell>
          <table:table-cell table:style-name="Táblázat1.A2" office:value-type="string">
            <text:p text:style-name="P5">C</text:p>
          </table:table-cell>
          <table:table-cell table:style-name="Táblázat1.E2" office:value-type="string">
            <text:p text:style-name="P5">enp2s0</text:p>
          </table:table-cell>
        </table:table-row>
        <table:table-row>
          <table:table-cell table:style-name="Táblázat1.A2" office:value-type="string">
            <text:p text:style-name="P5">192.168.1.100</text:p>
          </table:table-cell>
          <table:table-cell table:style-name="Táblázat1.A2" office:value-type="string">
            <text:p text:style-name="P5">ether</text:p>
          </table:table-cell>
          <table:table-cell table:style-name="Táblázat1.A2" office:value-type="string">
            <text:p text:style-name="P5">08:00:27:37:15:3f</text:p>
          </table:table-cell>
          <table:table-cell table:style-name="Táblázat1.A2" office:value-type="string">
            <text:p text:style-name="P5">C</text:p>
          </table:table-cell>
          <table:table-cell table:style-name="Táblázat1.E2" office:value-type="string">
            <text:p text:style-name="P5">enp2s0</text:p>
          </table:table-cell>
        </table:table-row>
      </table:table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15:55.664965274</meta:creation-date>
    <dc:date>2018-05-31T11:54:14.359263466</dc:date>
    <meta:editing-duration>PT7M8S</meta:editing-duration>
    <meta:editing-cycles>1</meta:editing-cycles>
    <meta:document-statistic meta:table-count="1" meta:image-count="0" meta:object-count="0" meta:page-count="2" meta:paragraph-count="90" meta:word-count="229" meta:character-count="1763" meta:non-whitespace-character-count="1349"/>
    <meta:generator>LibreOffice/5.1.6.2$Linux_X86_64 LibreOffice_project/10m0$Build-2</meta:generator>
  </office:meta>
</office:document-meta>
</file>